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7" calcext:value-type="float">
            <text:p>437</text:p>
          </table:table-cell>
          <table:table-cell table:style-name="ce7" table:formula="of:=COUNTIF([.B7:.B454];&quot;X&quot;)" office:value-type="float" office:value="369" calcext:value-type="float">
            <text:p>369</text:p>
          </table:table-cell>
          <table:table-cell table:style-name="ce7" table:formula="of:=COUNTIF([.C7:.C454];&quot;X&quot;)" office:value-type="float" office:value="14" calcext:value-type="float">
            <text:p>14</text:p>
          </table:table-cell>
          <table:table-cell table:style-name="ce7" table:formula="of:=COUNTIF([.D7:.D454];&quot;X&quot;)" office:value-type="float" office:value="41" calcext:value-type="float">
            <text:p>41</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8" calcext:value-type="float">
            <text:p>4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3" table:number-rows-repeated="1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2">00/00/0000</text:date>, <text:time style:data-style-name="N2" text:time-value="20:27:27.2164674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22T20:28:13.664271463</dc:date>
    <meta:editing-duration>PT14H22M23S</meta:editing-duration>
    <meta:editing-cycles>411</meta:editing-cycles>
    <meta:document-statistic meta:table-count="1" meta:cell-count="2616" meta:object-count="0"/>
  </office:meta>
</office:document-meta>
</file>